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9cm"/>
    </style:style>
    <style:style style:name="gr2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388cm" fo:min-width="1.128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5.1cm"/>
    </style:style>
    <style:style style:name="gr9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3cm" draw:marker-start-width="0.65cm" draw:marker-end-width="0.75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0.912cm" fo:min-width="6.7cm"/>
    </style:style>
    <style:style style:name="gr13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1cm"/>
    </style:style>
    <style:style style:name="gr14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3cm"/>
    </style:style>
    <style:style style:name="gr16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4cm" svg:height="1.7cm" svg:x="1.5cm" svg:y="3.8cm">
          <text:p text:style-name="P1">High voltage</text:p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cm" svg:height="1.7cm" svg:x="20.8cm" svg:y="7.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1.7cm" svg:x="22.5cm" svg:y="7.2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.8cm" svg:y1="7.238cm" svg:x2="28cm" svg:y2="7.238cm">
          <text:p/>
        </draw:line>
        <draw:line draw:style-name="gr4" draw:text-style-name="P2" draw:layer="layout" svg:x1="20.8cm" svg:y1="8.938cm" svg:x2="28cm" svg:y2="8.938cm">
          <text:p/>
        </draw:line>
        <draw:custom-shape draw:style-name="gr5" draw:text-style-name="P2" xml:id="id2" draw:id="id2" draw:layer="layout" svg:width="0.3cm" svg:height="1.7cm" svg:x="22.5cm" svg:y="7.2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1.7cm" svg:x="26.1cm" svg:y="7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9cm" svg:x="23.4cm" svg:y="7.638cm">
          <text:p text:style-name="P1">b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1.7cm" svg:x="8.3cm" svg:y="3.8cm">
          <text:p text:style-name="P1">Energy </text:p>
          <text:p text:style-name="P1">storage cable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9cm" svg:height="0.962cm" svg:x="22.4cm" svg:y="10cm">
          <draw:text-box>
            <text:p>Kicker magnet</text:p>
          </draw:text-box>
        </draw:frame>
        <draw:custom-shape draw:style-name="gr8" draw:text-style-name="P2" xml:id="id1" draw:id="id1" draw:layer="layout" svg:width="5.6cm" svg:height="1.7cm" svg:x="13.7cm" svg:y="7.3cm">
          <text:p text:style-name="P1">Energy </text:p>
          <text:p text:style-name="P1">transmission cable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3.3cm" svg:y1="7.238cm" svg:x2="23.3cm" svg:y2="8.938cm">
          <text:p/>
        </draw:line>
        <draw:line draw:style-name="gr9" draw:text-style-name="P2" draw:layer="layout" svg:x1="23.8cm" svg:y1="7.238cm" svg:x2="23.8cm" svg:y2="8.938cm">
          <text:p/>
        </draw:line>
        <draw:line draw:style-name="gr9" draw:text-style-name="P2" draw:layer="layout" svg:x1="24.4cm" svg:y1="7.238cm" svg:x2="24.4cm" svg:y2="8.938cm">
          <text:p/>
        </draw:line>
        <draw:line draw:style-name="gr9" draw:text-style-name="P2" draw:layer="layout" svg:x1="25cm" svg:y1="7.238cm" svg:x2="25cm" svg:y2="8.938cm">
          <text:p/>
        </draw:line>
        <draw:line draw:style-name="gr9" draw:text-style-name="P2" draw:layer="layout" svg:x1="25.7cm" svg:y1="7.238cm" svg:x2="25.7cm" svg:y2="8.938cm">
          <text:p/>
        </draw:line>
        <draw:line draw:style-name="gr10" draw:text-style-name="P2" draw:layer="layout" svg:x1="5.9cm" svg:y1="4.7cm" svg:x2="8.3cm" svg:y2="4.7cm">
          <text:p/>
        </draw:line>
        <draw:custom-shape draw:style-name="gr1" draw:text-style-name="P2" xml:id="id4" draw:id="id4" draw:layer="layout" svg:width="4.4cm" svg:height="1.7cm" svg:x="14.2cm" svg:y="3.8cm">
          <text:p text:style-name="P1">Pulse </text:p>
          <text:p text:style-name="P1">start switch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7cm" svg:y1="4.6cm" svg:x2="14.2cm" svg:y2="4.6cm">
          <text:p/>
        </draw:line>
        <draw:line draw:style-name="gr10" draw:text-style-name="P2" draw:layer="layout" svg:x1="16.4cm" svg:y1="5.5cm" svg:x2="16.4cm" svg:y2="7.3cm">
          <text:p/>
        </draw:line>
        <draw:connector draw:style-name="gr11" draw:text-style-name="P2" draw:layer="layout" draw:type="curve" svg:x1="19.3cm" svg:y1="8.15cm" svg:x2="22.5cm" svg:y2="8.088cm" draw:start-shape="id1" draw:start-glue-point="1" draw:end-shape="id2" draw:end-glue-point="3" svg:d="M19300 8150c2400 0 800-62 3200-62" svg:viewBox="0 0 3201 63">
          <text:p/>
        </draw:connector>
        <draw:frame draw:style-name="gr7" draw:text-style-name="P4" draw:layer="layout" svg:width="1.1cm" svg:height="0.962cm" svg:x="22.6cm" svg:y="7.138cm">
          <draw:text-box>
            <text:p>B</text:p>
          </draw:text-box>
        </draw:frame>
        <draw:custom-shape draw:style-name="gr12" draw:text-style-name="P3" draw:layer="layout" svg:width="7.2cm" svg:height="1.162cm" svg:x="20.8cm" svg:y="6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7.2cm" svg:height="1.162cm" svg:x="20.8cm" svg:y="8.9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cm" svg:height="1.7cm" svg:x="26.4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cm" svg:height="1.7cm" svg:x="5.4cm" svg:y="7.2cm">
          <text:p text:style-name="P1">Pulse </text:p>
          <text:p text:style-name="P1">stop switch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3cm" svg:y1="4.7cm" svg:x2="7.3cm" svg:y2="7.2cm">
          <text:p/>
        </draw:line>
        <draw:connector draw:style-name="gr14" draw:text-style-name="P2" draw:layer="layout" draw:type="curve" draw:line-skew="-1.601cm" svg:x1="14.625cm" svg:y1="2cm" svg:x2="7.6cm" svg:y2="7.2cm" draw:end-shape="id3" draw:end-glue-point="0" svg:d="M14625 2000c0 1123-7025-1476-7025 5200" svg:viewBox="0 0 7026 5201">
          <text:p/>
        </draw:connector>
        <draw:connector draw:style-name="gr14" draw:text-style-name="P2" draw:layer="layout" draw:type="curve" svg:x1="15.5cm" svg:y1="2cm" svg:x2="16.4cm" svg:y2="3.8cm" draw:end-shape="id4" draw:end-glue-point="0" svg:d="M15500 2000c0 975 900 75 900 1800" svg:viewBox="0 0 901 1801">
          <text:p/>
        </draw:connector>
        <draw:custom-shape draw:style-name="gr15" draw:text-style-name="P2" draw:layer="layout" svg:width="4.8cm" svg:height="1.7cm" svg:x="13.1cm" svg:y="0.3cm">
          <text:p text:style-name="P1">Kicker control </text:p>
          <text:p text:style-name="P1">electronics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1.7cm" svg:y1="1.3cm" svg:x2="23.2cm" svg:y2="1.3cm">
          <text:p/>
        </draw:line>
        <draw:line draw:style-name="gr14" draw:text-style-name="P2" draw:layer="layout" svg:x1="21.7cm" svg:y1="2.6cm" svg:x2="23.4cm" svg:y2="2.6cm">
          <text:p/>
        </draw:line>
        <draw:frame draw:style-name="gr16" draw:text-style-name="P4" draw:layer="layout" svg:width="5.8cm" svg:height="2.384cm" svg:x="23.6cm" svg:y="0.7cm">
          <draw:text-box>
            <text:p>Circuit connection</text:p>
            <text:p/>
            <text:p>Digital sig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0:47:11.570000000</meta:creation-date>
    <meta:generator>LibreOffice/4.4.4.3$Windows_x86 LibreOffice_project/2c39ebcf046445232b798108aa8a7e7d89552ea8</meta:generator>
    <dc:date>2016-11-16T11:15:08.035000000</dc:date>
    <meta:editing-duration>PT3H19M51S</meta:editing-duration>
    <meta:editing-cycles>10</meta:editing-cycles>
    <meta:document-statistic meta:object-count="33"/>
  </office:meta>
</office:document-meta>
</file>